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" svg:font-family="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7759" officeooo:paragraph-rsid="0034ba24"/>
    </style:style>
    <style:style style:name="P2" style:family="paragraph" style:parent-style-name="Text_20_body">
      <style:text-properties officeooo:rsid="00254b89" officeooo:paragraph-rsid="00254b89"/>
    </style:style>
    <style:style style:name="P3" style:family="paragraph" style:parent-style-name="Text_20_body">
      <style:text-properties officeooo:rsid="003cd230" officeooo:paragraph-rsid="003cd230"/>
    </style:style>
    <style:style style:name="P4" style:family="paragraph" style:parent-style-name="Text_20_body">
      <style:text-properties fo:font-weight="bold" officeooo:rsid="003cd230" officeooo:paragraph-rsid="003cd230" style:font-weight-asian="bold" style:font-weight-complex="bold"/>
    </style:style>
    <style:style style:name="P5" style:family="paragraph" style:parent-style-name="Text_20_body">
      <style:text-properties fo:font-weight="bold" officeooo:rsid="003e9b40" officeooo:paragraph-rsid="003e9b40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15d9cd" officeooo:paragraph-rsid="00450f88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15d9cd" officeooo:paragraph-rsid="00465206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1793f1" officeooo:paragraph-rsid="0034c77f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0228a70" officeooo:paragraph-rsid="00228a70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228a70" officeooo:paragraph-rsid="00549db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style:text-underline-style="solid" style:text-underline-width="auto" style:text-underline-color="font-color" officeooo:rsid="001f943a" officeooo:paragraph-rsid="001f943a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029e79d" officeooo:paragraph-rsid="0029e79d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2d3cc5" officeooo:paragraph-rsid="002d3cc5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officeooo:rsid="003aeb73" officeooo:paragraph-rsid="003aeb73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officeooo:rsid="003aeb73" officeooo:paragraph-rsid="003e9b40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officeooo:paragraph-rsid="003aeb73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paragraph-rsid="003e9b40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paragraph-rsid="005841d9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03e9b40" officeooo:paragraph-rsid="003e9b40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officeooo:rsid="003fec41" officeooo:paragraph-rsid="003fec41"/>
    </style:style>
    <style:style style:name="P21" style:family="paragraph" style:parent-style-name="Text_20_body" style:list-style-name="L3">
      <style:paragraph-properties fo:margin-top="0in" fo:margin-bottom="0in" loext:contextual-spacing="false"/>
      <style:text-properties officeooo:rsid="003fec41" officeooo:paragraph-rsid="004a26c2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officeooo:rsid="003fec41" officeooo:paragraph-rsid="004bfa61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040e479" officeooo:paragraph-rsid="004d77df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style:text-underline-style="none" officeooo:rsid="004ce3a9" officeooo:paragraph-rsid="004ce3a9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style:text-underline-style="none" officeooo:rsid="004d77df" officeooo:paragraph-rsid="004d77df"/>
    </style:style>
    <style:style style:name="P26" style:family="paragraph" style:parent-style-name="Text_20_body" style:list-style-name="L4">
      <style:paragraph-properties fo:margin-top="0in" fo:margin-bottom="0in" loext:contextual-spacing="false"/>
      <style:text-properties officeooo:rsid="0046fa1b" officeooo:paragraph-rsid="004ce3a9"/>
    </style:style>
    <style:style style:name="P27" style:family="paragraph" style:parent-style-name="Text_20_body" style:list-style-name="L5">
      <style:paragraph-properties fo:margin-top="0in" fo:margin-bottom="0in" loext:contextual-spacing="false"/>
      <style:text-properties officeooo:rsid="0046fa1b" officeooo:paragraph-rsid="0047cb55"/>
    </style:style>
    <style:style style:name="P28" style:family="paragraph" style:parent-style-name="Text_20_body" style:list-style-name="L4">
      <style:paragraph-properties fo:margin-top="0in" fo:margin-bottom="0in" loext:contextual-spacing="false"/>
      <style:text-properties officeooo:rsid="004748c5" officeooo:paragraph-rsid="004ce3a9"/>
    </style:style>
    <style:style style:name="P29" style:family="paragraph" style:parent-style-name="Text_20_body" style:list-style-name="L4">
      <style:paragraph-properties fo:margin-top="0in" fo:margin-bottom="0in" loext:contextual-spacing="false"/>
      <style:text-properties officeooo:rsid="004748c5" officeooo:paragraph-rsid="0055dc7d"/>
    </style:style>
    <style:style style:name="P30" style:family="paragraph" style:parent-style-name="Text_20_body" style:list-style-name="L5">
      <style:paragraph-properties fo:margin-top="0in" fo:margin-bottom="0in" loext:contextual-spacing="false"/>
      <style:text-properties officeooo:rsid="004748c5" officeooo:paragraph-rsid="0047cb55"/>
    </style:style>
    <style:style style:name="P31" style:family="paragraph" style:parent-style-name="Text_20_body" style:list-style-name="L5">
      <style:paragraph-properties fo:margin-top="0in" fo:margin-bottom="0in" loext:contextual-spacing="false"/>
      <style:text-properties officeooo:rsid="004748c5" officeooo:paragraph-rsid="005841d9"/>
    </style:style>
    <style:style style:name="P32" style:family="paragraph" style:parent-style-name="Text_20_body" style:list-style-name="L4">
      <style:paragraph-properties fo:margin-top="0in" fo:margin-bottom="0in" loext:contextual-spacing="false"/>
      <style:text-properties officeooo:rsid="00475e1b" officeooo:paragraph-rsid="004ce3a9"/>
    </style:style>
    <style:style style:name="P33" style:family="paragraph" style:parent-style-name="Text_20_body" style:list-style-name="L5">
      <style:paragraph-properties fo:margin-top="0in" fo:margin-bottom="0in" loext:contextual-spacing="false"/>
      <style:text-properties officeooo:rsid="00475e1b" officeooo:paragraph-rsid="0047cb55"/>
    </style:style>
    <style:style style:name="P34" style:family="paragraph" style:parent-style-name="Text_20_body" style:list-style-name="L4">
      <style:paragraph-properties fo:margin-top="0in" fo:margin-bottom="0in" loext:contextual-spacing="false"/>
      <style:text-properties officeooo:rsid="004767ff" officeooo:paragraph-rsid="004ce3a9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4767ff" officeooo:paragraph-rsid="0047cb55"/>
    </style:style>
    <style:style style:name="P36" style:family="paragraph" style:parent-style-name="Text_20_body" style:list-style-name="L4">
      <style:paragraph-properties fo:margin-top="0in" fo:margin-bottom="0in" loext:contextual-spacing="false"/>
      <style:text-properties officeooo:rsid="0047cb55" officeooo:paragraph-rsid="004ce3a9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rsid="004bfa61" officeooo:paragraph-rsid="004bfa61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officeooo:rsid="004ce3a9" officeooo:paragraph-rsid="004ce3a9"/>
    </style:style>
    <style:style style:name="P39" style:family="paragraph" style:parent-style-name="Text_20_body" style:list-style-name="L3">
      <style:paragraph-properties fo:margin-top="0in" fo:margin-bottom="0in" loext:contextual-spacing="false"/>
      <style:text-properties officeooo:rsid="004ce3a9" officeooo:paragraph-rsid="004f9d31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officeooo:rsid="004e13ac" officeooo:paragraph-rsid="004e13ac"/>
    </style:style>
    <style:style style:name="P41" style:family="paragraph" style:parent-style-name="Text_20_body" style:list-style-name="L3">
      <style:paragraph-properties fo:margin-top="0in" fo:margin-bottom="0in" loext:contextual-spacing="false"/>
      <style:text-properties officeooo:rsid="004f9d31" officeooo:paragraph-rsid="004f9d31"/>
    </style:style>
    <style:style style:name="P42" style:family="paragraph" style:parent-style-name="Text_20_body">
      <style:paragraph-properties fo:margin-top="0in" fo:margin-bottom="0in" loext:contextual-spacing="false"/>
      <style:text-properties officeooo:rsid="004f9d31" officeooo:paragraph-rsid="0056e684"/>
    </style:style>
    <style:style style:name="P43" style:family="paragraph" style:parent-style-name="Text_20_body" style:list-style-name="L3">
      <style:paragraph-properties fo:margin-top="0in" fo:margin-bottom="0in" loext:contextual-spacing="false"/>
      <style:text-properties officeooo:rsid="004fa31b" officeooo:paragraph-rsid="004fa31b"/>
    </style:style>
    <style:style style:name="P44" style:family="paragraph" style:parent-style-name="Text_20_body" style:list-style-name="L3">
      <style:paragraph-properties fo:margin-top="0in" fo:margin-bottom="0in" loext:contextual-spacing="false"/>
      <style:text-properties officeooo:rsid="0050ee7f" officeooo:paragraph-rsid="0050ee7f"/>
    </style:style>
    <style:style style:name="P45" style:family="paragraph" style:parent-style-name="Text_20_body" style:list-style-name="L3">
      <style:paragraph-properties fo:margin-top="0in" fo:margin-bottom="0in" loext:contextual-spacing="false"/>
      <style:text-properties officeooo:rsid="00516da0" officeooo:paragraph-rsid="00516da0"/>
    </style:style>
    <style:style style:name="P46" style:family="paragraph" style:parent-style-name="Text_20_body">
      <style:paragraph-properties fo:margin-top="0in" fo:margin-bottom="0in" loext:contextual-spacing="false"/>
      <style:text-properties officeooo:rsid="00516da0" officeooo:paragraph-rsid="00516da0"/>
    </style:style>
    <style:style style:name="P47" style:family="paragraph" style:parent-style-name="Text_20_body">
      <style:paragraph-properties fo:margin-top="0in" fo:margin-bottom="0in" loext:contextual-spacing="false"/>
      <style:text-properties officeooo:rsid="0052bab8" officeooo:paragraph-rsid="0052bab8"/>
    </style:style>
    <style:style style:name="P48" style:family="paragraph" style:parent-style-name="Text_20_body" style:list-style-name="L3">
      <style:paragraph-properties fo:margin-top="0in" fo:margin-bottom="0in" loext:contextual-spacing="false"/>
      <style:text-properties officeooo:rsid="0055413f" officeooo:paragraph-rsid="0055413f"/>
    </style:style>
    <style:style style:name="P49" style:family="paragraph" style:parent-style-name="Text_20_body" style:list-style-name="L3">
      <style:paragraph-properties fo:margin-top="0in" fo:margin-bottom="0in" loext:contextual-spacing="false"/>
      <style:text-properties officeooo:rsid="0055413f" officeooo:paragraph-rsid="005841d9"/>
    </style:style>
    <style:style style:name="P50" style:family="paragraph" style:parent-style-name="Text_20_body" style:list-style-name="L5">
      <style:paragraph-properties fo:margin-top="0in" fo:margin-bottom="0in" loext:contextual-spacing="false"/>
      <style:text-properties officeooo:rsid="005841d9" officeooo:paragraph-rsid="005841d9"/>
    </style:style>
    <style:style style:name="P51" style:family="paragraph" style:parent-style-name="Text_20_body" style:list-style-name="L5">
      <style:paragraph-properties fo:margin-top="0in" fo:margin-bottom="0in" loext:contextual-spacing="false"/>
      <style:text-properties officeooo:rsid="005a1181" officeooo:paragraph-rsid="005a1181"/>
    </style:style>
    <style:style style:name="P52" style:family="paragraph" style:parent-style-name="Text_20_body" style:list-style-name="L5">
      <style:paragraph-properties fo:margin-top="0in" fo:margin-bottom="0in" loext:contextual-spacing="false"/>
      <style:text-properties officeooo:rsid="005a1181" officeooo:paragraph-rsid="005c0eb8"/>
    </style:style>
    <style:style style:name="P53" style:family="paragraph" style:parent-style-name="Text_20_body" style:list-style-name="L5">
      <style:paragraph-properties fo:margin-top="0in" fo:margin-bottom="0in" loext:contextual-spacing="false"/>
      <style:text-properties officeooo:rsid="005deb67" officeooo:paragraph-rsid="005deb67"/>
    </style:style>
    <style:style style:name="P54" style:family="paragraph" style:parent-style-name="Text_20_body">
      <style:paragraph-properties fo:margin-top="0in" fo:margin-bottom="0in" loext:contextual-spacing="false" fo:line-height="100%" style:writing-mode="page"/>
      <style:text-properties officeooo:rsid="003cd230" officeooo:paragraph-rsid="003cd230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47cb55" officeooo:paragraph-rsid="004ce3a9" style:font-weight-asian="bold" style:font-weight-complex="bold"/>
    </style:style>
    <style:style style:name="P56" style:family="paragraph" style:parent-style-name="Heading_20_2">
      <style:text-properties officeooo:rsid="00127759" officeooo:paragraph-rsid="00127759"/>
    </style:style>
    <style:style style:name="P57" style:family="paragraph" style:parent-style-name="Heading_20_2">
      <style:text-properties officeooo:paragraph-rsid="00254b89"/>
    </style:style>
    <style:style style:name="P58" style:family="paragraph" style:parent-style-name="Heading_20_2">
      <style:text-properties officeooo:paragraph-rsid="004ce3a9"/>
    </style:style>
    <style:style style:name="P59" style:family="paragraph" style:parent-style-name="Heading_20_2">
      <style:paragraph-properties fo:margin-top="0in" fo:margin-bottom="0in" loext:contextual-spacing="false"/>
      <style:text-properties officeooo:rsid="00254b89" officeooo:paragraph-rsid="0029e79d"/>
    </style:style>
    <style:style style:name="P60" style:family="paragraph" style:parent-style-name="Heading_20_2">
      <style:paragraph-properties fo:margin-top="0in" fo:margin-bottom="0in" loext:contextual-spacing="false"/>
      <style:text-properties officeooo:rsid="0029e79d" officeooo:paragraph-rsid="0029e79d"/>
    </style:style>
    <style:style style:name="P61" style:family="paragraph" style:parent-style-name="Heading_20_2">
      <style:paragraph-properties fo:margin-top="0in" fo:margin-bottom="0in" loext:contextual-spacing="false"/>
      <style:text-properties officeooo:rsid="003aeb73" officeooo:paragraph-rsid="003aeb73"/>
    </style:style>
    <style:style style:name="T1" style:family="text">
      <style:text-properties officeooo:rsid="00129498"/>
    </style:style>
    <style:style style:name="T2" style:family="text">
      <style:text-properties officeooo:rsid="0048382e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36fdd4" fo:background-color="transparent" loext:char-shading-value="0"/>
    </style:style>
    <style:style style:name="T7" style:family="text">
      <style:text-properties officeooo:rsid="00549dbe" fo:background-color="transparent" loext:char-shading-value="0"/>
    </style:style>
    <style:style style:name="T8" style:family="text">
      <style:text-properties officeooo:rsid="005a1181" fo:background-color="transparent" loext:char-shading-value="0"/>
    </style:style>
    <style:style style:name="T9" style:family="text">
      <style:text-properties officeooo:rsid="005c0eb8" fo:background-color="transparent" loext:char-shading-value="0"/>
    </style:style>
    <style:style style:name="T10" style:family="text">
      <style:text-properties officeooo:rsid="005deb67" fo:background-color="transparent" loext:char-shading-value="0"/>
    </style:style>
    <style:style style:name="T11" style:family="text">
      <style:text-properties officeooo:rsid="0048382e" fo:background-color="transparent" loext:char-shading-value="0"/>
    </style:style>
    <style:style style:name="T12" style:family="text">
      <style:text-properties officeooo:rsid="0021156c"/>
    </style:style>
    <style:style style:name="T13" style:family="text">
      <style:text-properties officeooo:rsid="00254b8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07955"/>
    </style:style>
    <style:style style:name="T16" style:family="text">
      <style:text-properties style:text-underline-style="solid" style:text-underline-width="auto" style:text-underline-color="font-color" officeooo:rsid="0040e479"/>
    </style:style>
    <style:style style:name="T17" style:family="text">
      <style:text-properties style:text-underline-style="solid" style:text-underline-width="auto" style:text-underline-color="font-color" officeooo:rsid="0042ff6c"/>
    </style:style>
    <style:style style:name="T18" style:family="text">
      <style:text-properties style:text-underline-style="solid" style:text-underline-width="auto" style:text-underline-color="font-color" officeooo:rsid="004d77df"/>
    </style:style>
    <style:style style:name="T19" style:family="text">
      <style:text-properties officeooo:rsid="0026126f"/>
    </style:style>
    <style:style style:name="T20" style:family="text">
      <style:text-properties officeooo:rsid="00262dff"/>
    </style:style>
    <style:style style:name="T21" style:family="text">
      <style:text-properties officeooo:rsid="002c2dc0"/>
    </style:style>
    <style:style style:name="T22" style:family="text">
      <style:text-properties officeooo:rsid="002ea9dc"/>
    </style:style>
    <style:style style:name="T23" style:family="text">
      <style:text-properties officeooo:rsid="00307955"/>
    </style:style>
    <style:style style:name="T24" style:family="text">
      <style:text-properties officeooo:rsid="00321d5f"/>
    </style:style>
    <style:style style:name="T25" style:family="text">
      <style:text-properties officeooo:rsid="0034ba24"/>
    </style:style>
    <style:style style:name="T26" style:family="text">
      <style:text-properties officeooo:rsid="0034c77f"/>
    </style:style>
    <style:style style:name="T27" style:family="text">
      <style:text-properties officeooo:rsid="0036fdd4"/>
    </style:style>
    <style:style style:name="T28" style:family="text">
      <style:text-properties officeooo:rsid="003aeb73"/>
    </style:style>
    <style:style style:name="T29" style:family="text">
      <style:text-properties officeooo:rsid="003cd230"/>
    </style:style>
    <style:style style:name="T30" style:family="text">
      <style:text-properties officeooo:rsid="003d2b1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d2b1f" style:font-weight-asian="normal" style:font-weight-complex="normal"/>
    </style:style>
    <style:style style:name="T33" style:family="text">
      <style:text-properties fo:font-weight="normal" officeooo:rsid="0052bab8" style:font-weight-asian="normal" style:font-weight-complex="normal"/>
    </style:style>
    <style:style style:name="T34" style:family="text">
      <style:text-properties fo:font-weight="normal" officeooo:rsid="0055413f" style:font-weight-asian="normal" style:font-weight-complex="normal"/>
    </style:style>
    <style:style style:name="T35" style:family="text">
      <style:text-properties officeooo:rsid="0042c747"/>
    </style:style>
    <style:style style:name="T36" style:family="text">
      <style:text-properties officeooo:rsid="0042ff6c"/>
    </style:style>
    <style:style style:name="T37" style:family="text">
      <style:text-properties fo:font-style="italic" officeooo:rsid="00516da0" style:font-style-asian="italic" style:font-style-complex="italic"/>
    </style:style>
    <style:style style:name="T38" style:family="text">
      <style:text-properties fo:font-style="normal" style:text-underline-style="solid" style:text-underline-width="auto" style:text-underline-color="font-color" officeooo:rsid="0042ff6c" style:font-style-asian="normal" style:font-style-complex="normal"/>
    </style:style>
    <style:style style:name="T39" style:family="text">
      <style:text-properties style:text-underline-style="none"/>
    </style:style>
    <style:style style:name="T40" style:family="text">
      <style:text-properties officeooo:rsid="004373c7"/>
    </style:style>
    <style:style style:name="T41" style:family="text">
      <style:text-properties officeooo:rsid="0046fa1b"/>
    </style:style>
    <style:style style:name="T42" style:family="text">
      <style:text-properties officeooo:rsid="004748c5"/>
    </style:style>
    <style:style style:name="T43" style:family="text">
      <style:text-properties officeooo:rsid="00475e1b"/>
    </style:style>
    <style:style style:name="T44" style:family="text">
      <style:text-properties officeooo:rsid="004767ff"/>
    </style:style>
    <style:style style:name="T45" style:family="text">
      <style:text-properties officeooo:rsid="0048382e"/>
    </style:style>
    <style:style style:name="T46" style:family="text">
      <style:text-properties officeooo:rsid="004a26c2"/>
    </style:style>
    <style:style style:name="T47" style:family="text">
      <style:text-properties officeooo:rsid="004d77df"/>
    </style:style>
    <style:style style:name="T48" style:family="text">
      <style:text-properties officeooo:rsid="004f9d31"/>
    </style:style>
    <style:style style:name="T49" style:family="text">
      <style:text-properties officeooo:rsid="004fa31b"/>
    </style:style>
    <style:style style:name="T50" style:family="text">
      <style:text-properties officeooo:rsid="0050ee7f"/>
    </style:style>
    <style:style style:name="T51" style:family="text">
      <style:text-properties officeooo:rsid="00516da0"/>
    </style:style>
    <style:style style:name="T52" style:family="text">
      <style:text-properties officeooo:rsid="0052bab8"/>
    </style:style>
    <style:style style:name="T53" style:family="text">
      <style:text-properties officeooo:rsid="0056e684"/>
    </style:style>
    <style:style style:name="T54" style:family="text">
      <style:text-properties officeooo:rsid="005841d9"/>
    </style:style>
    <style:style style:name="T55" style:family="text">
      <style:text-properties officeooo:rsid="005a1181"/>
    </style:style>
    <style:style style:name="T56" style:family="text">
      <style:text-properties officeooo:rsid="005c0eb8"/>
    </style:style>
    <style:style style:name="T57" style:family="text">
      <style:text-properties officeooo:rsid="005da795"/>
    </style:style>
    <style:style style:name="T58" style:family="text">
      <style:text-properties officeooo:rsid="005e5bec"/>
    </style:style>
    <style:style style:name="T59" style:family="text">
      <style:text-properties officeooo:rsid="005faab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ctionary Encoding Based on CSS and XML/HTML Parsers</text:p>
      <text:h text:style-name="P57" text:outline-level="2"><text:span text:style-name="T13">Source File Structure</text:span></text:h>
      <text:p text:style-name="P2">The source file has been obtained as a result of pdf-to-doc-to-odt-to-xhtml conversion. Resulting xhtml file preserved almost all typographic features except correct column rendering. <text:span text:style-name="T21">The reason of the conversion is to perform annotation on the text’s source level using OHCO model, not as we did previously in WYSIWYG editors. CSS</text:span> and <text:span text:style-name="T59">XHTML</text:span> parsing <text:span text:style-name="T21">is based on the following tag hierarchy:</text:span></text:p>
      <text:p text:style-name="P4">Listing 1. <text:span text:style-name="T32">Object hierarchy of the source file</text:span></text:p>
      <text:p text:style-name="P54">&lt;html&gt;</text:p>
      <text:p text:style-name="P54"><text:tab/>&lt;head&gt;</text:p>
      <text:p text:style-name="P54"><text:tab/>&lt;! - - … - - &gt;</text:p>
      <text:p text:style-name="P54"><text:tab/>&lt;body&gt;</text:p>
      <text:p text:style-name="P54"><text:tab/><text:tab/>&lt;div&gt;</text:p>
      <text:p text:style-name="P54"><text:tab/><text:tab/><text:tab/>&lt;p&gt;+</text:p>
      <text:p text:style-name="P54"><text:tab/><text:tab/><text:tab/><text:tab/>&lt;span&gt;text&lt;/&gt;<text:span text:style-name="T30">+</text:span></text:p>
      <text:p text:style-name="P54"><text:tab/><text:tab/><text:tab/>&lt;div&gt;<text:span text:style-name="T30">+</text:span></text:p>
      <text:p text:style-name="P54"><text:tab/><text:tab/><text:tab/><text:tab/>&lt;p&gt;<text:span text:style-name="T30">+</text:span></text:p>
      <text:p text:style-name="P54"><text:tab/><text:tab/><text:tab/><text:tab/><text:tab/>&lt;span&gt;text&lt;/&gt;<text:span text:style-name="T30">+</text:span></text:p>
      <text:p text:style-name="P54"><text:tab/></text:p>
      <text:p text:style-name="P3"/>
      <text:h text:style-name="P58" text:outline-level="2"><text:span text:style-name="T41">Parser Output </text:span>Structure </text:h>
      <text:p text:style-name="P55">Listing 3. <text:span text:style-name="T34">Parser O</text:span><text:span text:style-name="T31">utput’</text:span><text:span text:style-name="T33">s</text:span><text:span text:style-name="T31"> </text:span><text:span text:style-name="T34">General </text:span><text:span text:style-name="T31">Schema </text:span><text:span text:style-name="T33">in RELAX NG</text:span></text:p>
      <text:list xml:id="list7469377631576947136" text:style-name="L4">
        <text:list-item>
          <text:p text:style-name="P26">dict_p = element dict<text:span text:style-name="T42">{(</text:span>entryGroup_p | entry_p<text:span text:style-name="T43">)+}</text:span> </text:p>
        </text:list-item>
        <text:list-item>
          <text:p text:style-name="P26">entryGroup_p = element entryGroup{entry_p<text:span text:style-name="T42">+</text:span>}</text:p>
        </text:list-item>
        <text:list-item>
          <text:p text:style-name="P28">entry_p = element entry{form_p, senseList_p, sub<text:span text:style-name="T43">E</text:span>ntryList_p?}</text:p>
        </text:list-item>
        <text:list-item>
          <text:p text:style-name="P29">form_p = element form{<text:span text:style-name="T43">attribute parent{“entry”|”sub-entry”}, attribute type{“simple”|”variant”|”inflected”|”compound”}, </text:span>orth_p, form_p*}</text:p>
        </text:list-item>
        <text:list-item>
          <text:p text:style-name="P28">orth_p = element orth{text}</text:p>
        </text:list-item>
        <text:list-item>
          <text:p text:style-name="P32">senseList_p = element senseList{sense_p+}</text:p>
        </text:list-item>
        <text:list-item>
          <text:p text:style-name="P32">sense_p = element sense{translation_p<text:span text:style-name="T44">+</text:span>, subEntry?}</text:p>
        </text:list-item>
        <text:list-item>
          <text:p text:style-name="P36">translation_p =element translation{text}</text:p>
        </text:list-item>
        <text:list-item>
          <text:p text:style-name="P34">subEntry_p = element subEntry{form_p, senseList_p}</text:p>
        </text:list-item>
      </text:list>
      <text:h text:style-name="P56" text:outline-level="2"><text:span text:style-name="T20">Interpretation of Text Features</text:span></text:h>
      <text:p text:style-name="P1">Lexicographic structure of the dictionary is presented by means of typography (font features, layout) and syntax (predefined <text:span text:style-name="T21">indicators and </text:span>punctuation). <text:span text:style-name="T1">Here below we provide some interpretation rules, which we used for parsing, in [text feature] : [interpretation] format:</text:span></text:p>
      <text:p text:style-name="P5">Listing 2. <text:span text:style-name="T31">Dictionary interpretation rules</text:span></text:p>
      <text:list xml:id="list628831913204764475" text:style-name="L1">
        <text:list-item>
          <text:p text:style-name="P11">Font <text:span text:style-name="T12">Features</text:span></text:p>
          <text:list>
            <text:list-item>
              <text:p text:style-name="P7"><text:span text:style-name="T25">[</text:span>bold<text:span text:style-name="T35">] AND [NOT[enumeration, reference]]</text:span>: <text:span text:style-name="T25">[form element]</text:span></text:p>
            </text:list-item>
            <text:list-item>
              <text:p text:style-name="P6"><text:soft-page-break/><text:span text:style-name="T26">[non-bold] AND [non-italic]:</text:span> <text:span text:style-name="T26">[sense element] </text:span></text:p>
            </text:list-item>
            <text:list-item>
              <text:p text:style-name="P8"><text:span text:style-name="T26">[</text:span>non-bold italic<text:span text:style-name="T40">] AND [Latin Encoding]</text:span>: <text:span text:style-name="T22">[international names of flora and fauna]</text:span></text:p>
            </text:list-item>
          </text:list>
        </text:list-item>
        <text:list-item>
          <text:p text:style-name="P13"><text:span text:style-name="T14">Indicators/</text:span><text:span text:style-name="T16">Punctuation</text:span></text:p>
          <text:list>
            <text:list-item>
              <text:p text:style-name="P9"><text:span text:style-name="T27">[</text:span><text:span text:style-name="T6">‘</text:span><text:span text:style-name="T7">1.</text:span><text:span text:style-name="T6">’, ‘</text:span><text:span text:style-name="T7">2.</text:span><text:span text:style-name="T6">’ </text:span><text:span text:style-name="T7">etc.</text:span><text:span text:style-name="T27">]</text:span>: <text:span text:style-name="T27">[entry </text:span>sense <text:span text:style-name="T23">number] </text:span></text:p>
            </text:list-item>
            <text:list-item>
              <text:p text:style-name="P10"><text:span text:style-name="T27">[</text:span><text:span text:style-name="T6">‘</text:span><text:span text:style-name="T7">1)</text:span><text:span text:style-name="T6">’, ‘</text:span><text:span text:style-name="T7">2)</text:span><text:span text:style-name="T6">’ </text:span><text:span text:style-name="T7">etc.</text:span><text:span text:style-name="T27">]</text:span>: <text:span text:style-name="T27">[sub-entry </text:span>sense <text:span text:style-name="T24">number] </text:span></text:p>
            </text:list-item>
            <text:list-item>
              <text:p text:style-name="P23"><text:span text:style-name="T15">[</text:span><text:span text:style-name="T38">Rome Digit</text:span><text:span text:style-name="T15">]: </text:span><text:span text:style-name="T17">[</text:span><text:span text:style-name="T18">h</text:span><text:span text:style-name="T17">omograph </text:span><text:span text:style-name="T18">is to the left</text:span><text:span text:style-name="T17">]</text:span></text:p>
            </text:list-item>
            <text:list-item>
              <text:p text:style-name="P24"><text:span text:style-name="T36">[‘:’</text:span>]:<text:tab/>[<text:span text:style-name="T47">delimits &lt;orth&gt; element from it’s compound form]</text:span></text:p>
            </text:list-item>
            <text:list-item>
              <text:p text:style-name="P25">[‘~’]:<text:tab/>[headword placeholder]=[&lt;oRef/&gt; in TEI]</text:p>
            </text:list-item>
            <text:list-item>
              <text:p text:style-name="P25">[‘, -’]:<text:tab/>[delimits &lt;orth&gt; element from it’s inflected form]</text:p>
            </text:list-item>
            <text:list-item>
              <text:p text:style-name="P25">[’,’ between bold words]: [delimits &lt;orth&gt; element from it’s variant form]</text:p>
            </text:list-item>
            <text:list-item>
              <text:p text:style-name="P40"><text:span text:style-name="T39">[non-latin text between parenthesis]:[definition of sense] OR [context] OR [directing information] etc.</text:span></text:p>
            </text:list-item>
          </text:list>
        </text:list-item>
      </text:list>
      <text:h text:style-name="P61" text:outline-level="2">Parsing Workflow</text:h>
      <text:p text:style-name="P42"><text:span text:style-name="T49">At first some structural tokens are defined. After that key tokens are used to identify desirable elements or their boundaries.</text:span></text:p>
      <text:p text:style-name="P46"><text:span text:style-name="T3">Listing 3.</text:span> The workflow <text:span text:style-name="T53">steps and main principle</text:span></text:p>
      <text:list xml:id="list5074990031139647194" text:style-name="L3">
        <text:list-item>
          <text:p text:style-name="P16"><text:span text:style-name="T28">Retrieve lexical data from the source file:</text:span></text:p>
          <text:list>
            <text:list-header>
              <text:p text:style-name="P17"><text:span text:style-name="T28">Defined tokens: [second level div elements (see Listing 1.)]</text:span></text:p>
              <text:p text:style-name="P15">Key tokens: <text:span text:style-name="T29">[div elements with the largest content]=[page body elements]</text:span></text:p>
              <text:p text:style-name="P20">Instruction: [Retrieve all key tokens content]=[lexical data]</text:p>
            </text:list-header>
          </text:list>
        </text:list-item>
        <text:list-item>
          <text:p text:style-name="P19">Markup dictionary entries</text:p>
          <text:list>
            <text:list-header>
              <text:p text:style-name="P16"><text:span text:style-name="T28">Defined tokens: [all sequences of bold letters along with punctuation and white spaces]</text:span></text:p>
              <text:p text:style-name="P14">Key tokens: <text:span text:style-name="T29">[those lacking ‘~’ character]=[only entry form elements(not sub-entry)]</text:span></text:p>
              <text:p text:style-name="P21"><text:span text:style-name="T45">Instruction1</text:span>: [<text:span text:style-name="T46">Mark up all key tokens with &lt;form type = “entry”/&gt; tag</text:span>]</text:p>
              <text:p text:style-name="P20"><text:span text:style-name="T45">Instruction2</text:span>: [<text:span text:style-name="T45">Delimit and markup all entries using entry form elements as a delimiter</text:span>]</text:p>
            </text:list-header>
          </text:list>
        </text:list-item>
        <text:list-item>
          <text:p text:style-name="P37">Markup form and sense elements</text:p>
          <text:list>
            <text:list-header>
              <text:p text:style-name="P37">Comment: [form element is already marked up]</text:p>
              <text:p text:style-name="P22"><text:span text:style-name="T45">Instruction1</text:span>: [<text:span text:style-name="T46">Mark up all the content to the right of form element with &lt;sense/&gt; tag</text:span>]</text:p>
            </text:list-header>
          </text:list>
        </text:list-item>
        <text:list-item>
          <text:p text:style-name="P37">Markup &lt;orth&gt; element and text to the right of it</text:p>
          <text:list>
            <text:list-header>
              <text:p text:style-name="P38">Instruction1: [Select first word and mark it up with &lt;orth&gt; tag]</text:p>
              <text:p text:style-name="P39">Instruction2: [Depending on the punctuation character after &lt;orth&gt; element markup text <text:span text:style-name="T53">to</text:span> the right as <text:span text:style-name="T48">&lt;form/&gt; having @type = “variant”|”inflected”|”compound”</text:span>]</text:p>
            </text:list-header>
          </text:list>
        </text:list-item>
        <text:list-item>
          <text:p text:style-name="P41">Markup &lt;senseList/&gt; and &lt;subEntryList/&gt; elements</text:p>
          <text:list>
            <text:list-header>
              <text:p text:style-name="P41">Defined tokens: [tokens obtained as a result of <text:span text:style-name="T49">full stop based delimitation, i.e. sentece-like constructions; enumeration indicators are ignored</text:span>]</text:p>
              <text:p text:style-name="P43">Key token: [Token containing <text:span text:style-name="T50">greatest enumeration indicator; if no such then first one]</text:span></text:p>
              <text:p text:style-name="P44">Instruction: [Using end of the key token as a delimiter markup left part as &lt;senseList&gt; and right part as &lt;subEntryList&gt; elements]</text:p>
            </text:list-header>
          </text:list>
        </text:list-item>
        <text:list-item>
          <text:p text:style-name="P44">Markup sense items inside &lt;senseList&gt;</text:p>
          <text:list>
            <text:list-header>
              <text:p text:style-name="P44">Instruction: [Using tokens defined in step 5. markup each one as &lt;sense&gt; <text:span text:style-name="T51">and assign enumeration number to the @</text:span><text:span text:style-name="T37">n</text:span><text:span text:style-name="T51"> attribute</text:span>]</text:p>
            </text:list-header>
          </text:list>
        </text:list-item>
        <text:list-item>
          <text:p text:style-name="P45">Markup and move sense examples, if so, in<text:span text:style-name="T52">to </text:span>&lt;sense&gt; constructions</text:p>
          <text:list>
            <text:list-header>
              <text:p text:style-name="P45">Tokens defined: [tokens defined in step5]</text:p>
              <text:p text:style-name="P45"><text:span text:style-name="T52">Key</text:span> <text:span text:style-name="T52">tokens</text:span>: [<text:span text:style-name="T52">tokens containing </text:span>&lt;form&gt; tags marked up in step2]</text:p>
            </text:list-header>
          </text:list>
        </text:list-item>
        <text:list-item>
          <text:p text:style-name="P48"><text:soft-page-break/>Markup all sub-entries inside &lt;subEntryList&gt;</text:p>
          <text:list>
            <text:list-header>
              <text:p text:style-name="P49">Comment: [similar principle as <text:span text:style-name="T54">used </text:span>for main entries is <text:span text:style-name="T54">followed</text:span>, see steps:1-4 ]</text:p>
            </text:list-header>
          </text:list>
        </text:list-item>
        <text:list-item>
          <text:p text:style-name="P48">After general schema is achieved indicated(&lt;lbl&gt;, &lt;usg&gt;, &lt;def&gt; etc.) constructions are marked up and moved, if needed, to appropriate elements.</text:p>
          <text:p text:style-name="P18"/>
        </text:list-item>
      </text:list>
      <text:h text:style-name="P59" text:outline-level="2"><text:span text:style-name="T19">Structure According to TEI P5</text:span></text:h>
      <text:p text:style-name="P12"><text:tab/></text:p>
      <text:p text:style-name="P47"><text:span text:style-name="T3">Listing 4.</text:span> <text:span text:style-name="T57">The main </text:span>schema of the dictionary encoded according to XML/TEI, <text:span text:style-name="T57">wihout &lt;xr&gt;, &lt;usg&gt;, &lt;lbl&gt; and &lt;def&gt; elements.</text:span></text:p>
      <text:list xml:id="list4924430205913777401" text:style-name="L5">
        <text:list-item>
          <text:p text:style-name="P27">dict_p = element dict<text:span text:style-name="T42">{(superEntry</text:span>_p | entry_p<text:span text:style-name="T43">)+}</text:span> </text:p>
        </text:list-item>
        <text:list-item>
          <text:p text:style-name="P27"><text:span text:style-name="T45">superEntry</text:span>_p = element <text:span text:style-name="T45">superEntry</text:span>{entry_p<text:span text:style-name="T42">+</text:span>}</text:p>
        </text:list-item>
        <text:list-item>
          <text:p text:style-name="P30">entry_p = element entry{form_p, sense_p<text:span text:style-name="T5">, </text:span><text:span text:style-name="T11">re</text:span><text:span text:style-name="T5">_</text:span>p*}</text:p>
        </text:list-item>
        <text:list-item>
          <text:p text:style-name="P31">form_p = element form{<text:span text:style-name="T54">attribute type{“simple”}, </text:span>orth_p, <text:span text:style-name="T57">element </text:span>form<text:span text:style-name="T54">{attribute type {”compound”|”inflected”|”variant”}, orth_p}?</text:span>}</text:p>
        </text:list-item>
        <text:list-item>
          <text:p text:style-name="P30">orth_p = element orth{text}</text:p>
        </text:list-item>
        <text:list-item>
          <text:p text:style-name="P33">sense_p = element sense{<text:span text:style-name="T49">cit</text:span>_<text:span text:style-name="T57">1+</text:span>}</text:p>
        </text:list-item>
        <text:list-item>
          <text:p text:style-name="P50">cit_<text:span text:style-name="T55">1</text:span> = element cit{attribute type{“translation”}, <text:span text:style-name="T55">attribute xml:lang{“Ky”}, </text:span><text:span text:style-name="T8">quote_p,</text:span><text:span text:style-name="T55"> </text:span><text:span text:style-name="T8">cit_</text:span><text:span text:style-name="T10">lev</text:span><text:span text:style-name="T8">_2</text:span>}</text:p>
        </text:list-item>
        <text:list-item>
          <text:p text:style-name="P51">cit_2 = elements cit{<text:span text:style-name="T58">attribute type{“example”}</text:span>quote_p,<text:span text:style-name="T5"> </text:span><text:span text:style-name="T9">cit_p_3</text:span><text:span text:style-name="T5">}</text:span></text:p>
        </text:list-item>
        <text:list-item>
          <text:p text:style-name="P52"><text:span text:style-name="T56">cit_3 = element cit{attribute type{“translation”}, </text:span>attribute xml:lang{“Ky”}, <text:span text:style-name="T5">quote_p</text:span><text:span text:style-name="T56">}</text:span></text:p>
        </text:list-item>
        <text:list-item>
          <text:p text:style-name="P52">quote_p = element quote{text}</text:p>
        </text:list-item>
        <text:list-item>
          <text:p text:style-name="P53">re_p = element re{form_p, sense_p+}</text:p>
        </text:list-item>
      </text:list>
      <text:p text:style-name="P35"/>
      <text:h text:style-name="P6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" svg:font-family="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31:58.792156309</meta:creation-date>
    <dc:date>2017-07-12T05:55:58.835504804</dc:date>
    <meta:editing-duration>PT2H21M18S</meta:editing-duration>
    <meta:editing-cycles>28</meta:editing-cycles>
    <meta:generator>LibreOffice/5.2.3.3$Linux_x86 LibreOffice_project/d54a8868f08a7b39642414cf2c8ef2f228f780cf</meta:generator>
    <meta:document-statistic meta:table-count="0" meta:image-count="0" meta:object-count="0" meta:page-count="3" meta:paragraph-count="86" meta:word-count="756" meta:character-count="5355" meta:non-whitespace-character-count="4676"/>
  </office:meta>
</office:document-meta>
</file>